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5d98" officeooo:paragraph-rsid="00115d98"/>
    </style:style>
    <style:style style:name="P2" style:family="paragraph" style:parent-style-name="Standard">
      <style:text-properties officeooo:rsid="0013ed8d" officeooo:paragraph-rsid="0013ed8d"/>
    </style:style>
    <style:style style:name="P3" style:family="paragraph" style:parent-style-name="Standard">
      <style:text-properties style:font-name="Liberation Serif" fo:font-size="12pt" officeooo:rsid="0014eb78" officeooo:paragraph-rsid="0014eb78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6c61c" officeooo:paragraph-rsid="0016c61c" style:font-size-asian="12pt" style:font-size-complex="12pt"/>
    </style:style>
    <style:style style:name="T1" style:family="text">
      <style:text-properties style:font-name="CMSY10" fo:font-size="10pt" style:font-size-asian="10pt"/>
    </style:style>
    <style:style style:name="T2" style:family="text">
      <style:text-properties style:font-name="CMSY10" fo:font-size="10pt" officeooo:rsid="0012aac2" style:font-size-asian="10pt"/>
    </style:style>
    <style:style style:name="T3" style:family="text">
      <style:text-properties style:font-name="CMSY10" fo:font-size="10pt" officeooo:rsid="0013ed8d" style:font-size-asian="10pt"/>
    </style:style>
    <style:style style:name="T4" style:family="text">
      <style:text-properties style:font-name="CMMI10" fo:font-size="10pt" style:font-size-asian="10pt"/>
    </style:style>
    <style:style style:name="T5" style:family="text">
      <style:text-properties style:font-name="CMMI10" fo:font-size="10pt" officeooo:rsid="0012aac2" style:font-size-asian="10pt"/>
    </style:style>
    <style:style style:name="T6" style:family="text">
      <style:text-properties style:font-name="CMR7" fo:font-size="7pt" style:font-size-asian="7pt"/>
    </style:style>
    <style:style style:name="T7" style:family="text">
      <style:text-properties style:font-name="CMR10" fo:font-size="10pt" style:font-size-asian="10pt"/>
    </style:style>
    <style:style style:name="T8" style:family="text">
      <style:text-properties style:font-name="CMR10" fo:font-size="10pt" officeooo:rsid="0012aac2" style:font-size-asian="10pt"/>
    </style:style>
    <style:style style:name="T9" style:family="text">
      <style:text-properties style:font-name="CMR10" fo:font-size="10pt" officeooo:rsid="0013ed8d" style:font-size-asian="10pt"/>
    </style:style>
    <style:style style:name="T10" style:family="text">
      <style:text-properties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2 Q2</text:p>
      <text:p text:style-name="P3"/>
      <text:p text:style-name="P4">1)</text:p>
      <text:p text:style-name="P4"/>
      <text:p text:style-name="P4">[0,0,1.41]</text:p>
      <text:p text:style-name="P4"/>
      <text:p text:style-name="P4">2)</text:p>
      <text:p text:style-name="P4"/>
      <text:p text:style-name="P4">[30,20,10,20]</text:p>
      <text:p text:style-name="P4"/>
      <text:p text:style-name="P4">3)</text:p>
      <text:p text:style-name="P4"/>
      <text:p text:style-name="P4">[[0,0,0],[0,1,0],[1,0,0],[0,-2,0],[0,0,0],[0,0,1]]</text:p>
      <text:p text:style-name="P4"/>
      <text:p text:style-name="P4">4)</text:p>
      <text:p text:style-name="P4"/>
      <text:p text:style-name="P4">[[0,-1,0],[0,0,0],[1,0,0],[0,0,0],[0,4,0],[0,0,1]]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MMI10" svg:font-family="CMMI10" style:font-family-generic="roman" style:font-pitch="variable"/>
    <style:font-face style:name="CMR10" svg:font-family="CMR10" style:font-family-generic="roman" style:font-pitch="variable"/>
    <style:font-face style:name="CMR7" svg:font-family="CMR7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7T09:37:31.329000000</meta:creation-date>
    <dc:date>2020-05-17T19:52:49.738000000</dc:date>
    <meta:editing-duration>PT9H4M44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9" meta:word-count="10" meta:character-count="136" meta:non-whitespace-character-count="135"/>
  </office:meta>
</office:document-meta>
</file>